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697f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8c349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7576a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697f8" officeooo:paragraph-rsid="000697f8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7576a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512f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a51b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d1445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d1445" officeooo:paragraph-rsid="000d1445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00d1445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officeooo:paragraph-rsid="00055c1b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officeooo:paragraph-rsid="000ba51b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officeooo:paragraph-rsid="000c57ee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officeooo:rsid="000d1445" officeooo:paragraph-rsid="000d1445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7576a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ba51b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text-properties style:font-name="Arial" officeooo:rsid="000d1445" officeooo:paragraph-rsid="000d1445"/>
    </style:style>
    <style:style style:name="P29" style:family="paragraph" style:parent-style-name="Text_20_body">
      <style:text-properties officeooo:paragraph-rsid="000d1445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c349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ba51b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c57ee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55c1b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b512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ba51b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c349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7576a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c57e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d144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8c349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c57ee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italic" style:text-underline-style="none" fo:font-weight="normal" officeooo:rsid="00055c1b" style:text-blinking="false" fo:background-color="transparent" loext:char-shading-value="0" style:font-style-asian="italic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italic" style:text-underline-style="none" fo:font-weight="normal" officeooo:rsid="000951d1" style:text-blinking="false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697f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576a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512f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a51b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697f8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576a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7576a" style:text-blinking="false" fo:background-color="transparent" loext:char-shading-value="0" style:font-style-asian="italic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697f8" style:text-blinking="false" fo:background-color="transparent" loext:char-shading-value="0" style:font-style-asian="italic" style:font-style-complex="italic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ba51b" style:text-blinking="false" fo:background-color="transparent" loext:char-shading-value="0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0951d1" style:font-style-asian="italic" style:font-style-complex="italic"/>
    </style:style>
    <style:style style:name="T34" style:family="text">
      <style:text-properties officeooo:rsid="00055c1b"/>
    </style:style>
    <style:style style:name="T35" style:family="text">
      <style:text-properties officeooo:rsid="000697f8"/>
    </style:style>
    <style:style style:name="T36" style:family="text">
      <style:text-properties officeooo:rsid="0007576a"/>
    </style:style>
    <style:style style:name="T37" style:family="text">
      <style:text-properties officeooo:rsid="0008c349"/>
    </style:style>
    <style:style style:name="T38" style:family="text">
      <style:text-properties fo:font-size="12pt" fo:font-style="normal" fo:font-weight="normal"/>
    </style:style>
    <style:style style:name="T39" style:family="text">
      <style:text-properties fo:font-size="12pt" fo:font-style="normal" fo:font-weight="normal" officeooo:rsid="0008c349"/>
    </style:style>
    <style:style style:name="T40" style:family="text">
      <style:text-properties fo:font-size="12pt" fo:font-style="normal" fo:font-weight="normal" officeooo:rsid="000d1445"/>
    </style:style>
    <style:style style:name="T41" style:family="text">
      <style:text-properties fo:font-size="12pt" fo:font-style="normal" fo:font-weight="bold" style:font-weight-asian="bold" style:font-weight-complex="bold"/>
    </style:style>
    <style:style style:name="T42" style:family="text">
      <style:text-properties officeooo:rsid="000951d1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none"/>
    </style:style>
    <style:style style:name="T45" style:family="text">
      <style:text-properties officeooo:rsid="000b512f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0697f8" style:font-weight-asian="bold" style:font-weight-complex="bold"/>
    </style:style>
    <style:style style:name="T48" style:family="text">
      <style:text-properties fo:font-weight="bold" officeooo:rsid="000b512f" style:font-weight-asian="bold" style:font-weight-complex="bold"/>
    </style:style>
    <style:style style:name="T49" style:family="text">
      <style:text-properties fo:font-weight="bold" style:font-style-asian="normal" style:font-weight-asian="bold" style:font-style-complex="normal" style:font-weight-complex="bold"/>
    </style:style>
    <style:style style:name="T50" style:family="text">
      <style:text-properties fo:font-weight="bold" officeooo:rsid="000b512f" style:font-style-asian="normal" style:font-weight-asian="bold" style:font-style-complex="normal" style:font-weight-complex="bold"/>
    </style:style>
    <style:style style:name="T51" style:family="text">
      <style:text-properties fo:font-weight="bold" officeooo:rsid="000697f8" style:font-style-asian="normal" style:font-weight-asian="bold" style:font-style-complex="normal" style:font-weight-complex="bold"/>
    </style:style>
    <style:style style:name="T52" style:family="text">
      <style:text-properties style:font-style-asian="normal" style:font-style-complex="normal"/>
    </style:style>
    <style:style style:name="T53" style:family="text">
      <style:text-properties officeooo:rsid="000ba51b"/>
    </style:style>
    <style:style style:name="T54" style:family="text">
      <style:text-properties style:font-name="Arial" officeooo:rsid="000ba51b"/>
    </style:style>
    <style:style style:name="T55" style:family="text">
      <style:text-properties style:font-name="Arial" officeooo:rsid="000c57ee"/>
    </style:style>
    <style:style style:name="T56" style:family="text">
      <style:text-properties style:font-name="Arial" fo:font-style="italic" style:font-style-asian="italic" style:font-style-complex="italic"/>
    </style:style>
    <style:style style:name="T57" style:family="text">
      <style:text-properties style:font-name="Arial" fo:font-style="italic" officeooo:rsid="000ba51b" style:font-style-asian="italic" style:font-style-complex="italic"/>
    </style:style>
    <style:style style:name="T58" style:family="text">
      <style:text-properties officeooo:rsid="000c57ee"/>
    </style:style>
    <style:style style:name="T59" style:family="text">
      <style:text-properties officeooo:rsid="000d1445"/>
    </style:style>
    <style:style style:name="T60" style:family="text">
      <style:text-properties style:font-name="Arial" officeooo:rsid="000d14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1a125379-6004-5c3f-d8fa-4a79da265b0a"/>Metodología de la investigación.</text:p>
      <text:p text:style-name="P9"/>
      <text:p text:style-name="P13">Desde el inicio de la investigación, esta ha sido influida por los intereses particulares y subjetivos de cada uno de los integrantes, ya que creemos que los procesos de investigación <text:span text:style-name="T45">interdisciplinaria </text:span>deben de perseguir ideales <text:span text:style-name="T45">y objetivos</text:span>, <text:span text:style-name="T45">o</text:span> al menos intereses en común. </text:p>
      <text:p text:style-name="P13">En este caso, <text:span text:style-name="T45">lo que sirvió de punto de encuentro en nuestros intereses tuvo que ver con </text:span>el <text:span text:style-name="T46">arte y sus implicaciones prácticas y metodológicas</text:span> <text:span text:style-name="T45">dentro de </text:span>las disciplinas sociales, <text:span text:style-name="T45">sin dejar de lado </text:span>los vínculos que guarda con la temporalidad, el contexto social , y el procesamiento de información que aporta maneras de representar <text:span text:style-name="T45">y referirse a </text:span>la realidad por medio de enfoques particularmente visuales.</text:p>
      <text:p text:style-name="P13">Por estas razones retomamos la idea de que <text:span text:style-name="T45">práctica artística es</text:span> un pretexto interesante para poner en práctica estrategias y métodos especializados de creación que contribuy<text:span text:style-name="T45">a</text:span>n <text:span text:style-name="T34">con </text:span>un <text:span text:style-name="T46">enfoque pragmático y experimental</text:span> <text:span text:style-name="T34">al </text:span>profundizar sobre cuestiones <text:span text:style-name="T34">relacionadas</text:span> <text:span text:style-name="T34">a </text:span>el proceso creativo; específicamente la creación de propuestas artísticas que involucren las tres disciplinas <text:span text:style-name="T34">pertinentes en </text:span>este plan de estudios (Estrategias de comunicación, Sistemas para la interacción, Diseño de información) enriqueciendo estos procesos con las disciplinas artísticas <text:span text:style-name="T34">y</text:span> <text:span text:style-name="T45">enfocándonos</text:span> concretamente en la <text:span text:style-name="T45">generación </text:span>de propuestas de arte electrónico.</text:p>
      <text:p text:style-name="P8"/>
      <text:p text:style-name="P2"><text:span text:style-name="T45">Tratando de identificar</text:span> una metodología que pudiera ayudar y orientar la investigación interdisciplinaria y <text:span text:style-name="T34">que </text:span><text:s/>al mismo tiempo <text:span text:style-name="T45">rescate </text:span>aspectos y atributos las investigaciones artísticas (las cuales nos interesan por sus <text:span text:style-name="T46">aportes alternativos al conocimiento,</text:span> en d<text:span text:style-name="T45">ó</text:span>nde la indagación teórica y la representación del problema de manera práctica se integran como un proceso conjunto y recíproco), y que sean desarrolladas con el enfoque de una investigación cualitativ<text:span text:style-name="T34">a</text:span>.</text:p>
      <text:p text:style-name="P20"><text:span text:style-name="T2">En este camino de búsqueda y reflexión </text:span><text:span text:style-name="T8">identificamos </text:span><text:span text:style-name="T2">dos métodos especializados <text:s/>que gracias al énfasis en las fases pragmática y reflexiva </text:span><text:span text:style-name="T7">del desarrollo, </text:span><text:span text:style-name="T2">proponen </text:span><text:span text:style-name="T7">acercarse </text:span><text:span text:style-name="T2">a problemáticas que estimulen </text:span><text:span text:style-name="T7">y </text:span><text:span text:style-name="T2">faciliten la integración y </text:span><text:span text:style-name="T14">apreciación de la subjetividad autoral</text:span><text:span text:style-name="T2"> como una </text:span><text:span text:style-name="T7">característica relevante </text:span><text:span text:style-name="T2">en este tipo de investigaciones. Estas perspectivas subjetivas y particulares aportan información y caminos que sirven </text:span><text:span text:style-name="T7">para </text:span><text:span text:style-name="T2">asociar ideas, pensamientos referentes al tema de investigación, </text:span><text:span text:style-name="T7">estos </text:span><text:span text:style-name="T2">serán de gran utilidad para realizar <text:s/>la investigación y enriquecer de manera paralela el contenido </text:span><text:span text:style-name="T8">de las dos </text:span><text:span text:style-name="T7"><text:s/></text:span><text:span text:style-name="T2">fases en las que dividimos la investigación (</text:span><text:span text:style-name="T17">Proyecto práctico - <text:s/></text:span><text:span text:style-name="T18">I</text:span><text:span text:style-name="T17">nvestigación teórica y referencial</text:span><text:span text:style-name="T2">).</text:span></text:p>
      <text:p text:style-name="P2">Desde la<text:span text:style-name="T34">s primeras exploraciones de la </text:span>idea <text:span text:style-name="T35">que detonaría </text:span>el proyecto, uno de nuestros estímulos <text:span text:style-name="T35">principales </text:span>fue proponer y aplicar la idea de que el arte y la creación son procesos que no están separados ni alejados de los procesos de investigación y construcción del <text:soft-page-break/>conocimiento, ya que estos <text:span text:style-name="T35">tienen una serie de funciones dentro del contenido y abordaje de una investigación académica: estos </text:span><text:span text:style-name="T46">aportan, descubren y estructuran </text:span>información relevante que puede ser consultada <text:span text:style-name="T35">y</text:span> repensada <text:span text:style-name="T35">con facilidad </text:span>desde la anotaciones, bocetos e ideas que van de la mano <text:span text:style-name="T45">del </text:span>proceso <text:span text:style-name="T35">mismo </text:span>de construcción. <text:span text:style-name="T35">Este proceso se encuentra </text:span>enfocado <text:span text:style-name="T35">particularmente en el objetivo </text:span>de la investigación. <text:span text:style-name="T35">Por ello </text:span>estos procesos deben ser replanteados como modos alternativos de crear,construir <text:span text:style-name="T45">y representar el </text:span>conocimiento, por medio de d<text:span text:style-name="T46">ibujos, esquemas, líneas del tiempo, mapas mentales</text:span> y cualquier tipo de representación de la información <text:span text:style-name="T35">que </text:span>sirv<text:span text:style-name="T35">a</text:span> <text:span text:style-name="T35">para indagar en características </text:span>particulares de cada investigación, al mismo tiempo aportan perspectivas gráficas sobre la estructura de ideas abstractas.</text:p>
      <text:p text:style-name="P2"/>
      <text:p text:style-name="P3">Siguiendo <text:span text:style-name="T35">el enfoque</text:span> de la<text:span text:style-name="T35">s </text:span><text:span text:style-name="T50">Investigaciones</text:span><text:span text:style-name="T49"> basada</text:span><text:span text:style-name="T51">s</text:span><text:span text:style-name="T49"> en artes</text:span><text:span text:style-name="T52"> </text:span>encontramos que estos procesos de trabajo creativo (que <text:span text:style-name="T45">fácilmente </text:span>puede <text:span text:style-name="T35">trasladarse </text:span>a la investigación <text:span text:style-name="T45">académica </text:span>ya que <text:span text:style-name="T45">ésta </text:span>se <text:span text:style-name="T45">fundamenta en los </text:span>modos de <text:span text:style-name="T45">producir</text:span> <text:span text:style-name="T35">obras artísticas</text:span>) <text:span text:style-name="T35">refieren las características antes mencionadas; </text:span></text:p>
      <text:p text:style-name="P3"><text:tab/>-<text:span text:style-name="T47">Representación </text:span><text:span text:style-name="T35">de ideas personales.</text:span></text:p>
      <text:p text:style-name="P3"><text:span text:style-name="T35"><text:tab/>-</text:span><text:span text:style-name="T47">Estructuración</text:span> <text:span text:style-name="T35">de eventos relevantes del proceso creativo por medio de ...</text:span></text:p>
      <text:p text:style-name="P10"><text:tab/>-<text:span text:style-name="T48">Exploraciones</text:span><text:span text:style-name="T46"> </text:span>alternativas <text:span text:style-name="T45">y representaciones</text:span> gráficas.</text:p>
      <text:p text:style-name="P3"/>
      <text:p text:style-name="P7"><text:span text:style-name="T21">Estas </text:span><text:span text:style-name="T23">características</text:span><text:span text:style-name="T21"> en conjunto pueden tomar formas como </text:span><text:span text:style-name="T20">las </text:span><text:span text:style-name="T25">bitácoras</text:span><text:span text:style-name="T20"> (</text:span><text:span text:style-name="T28">workbooks</text:span><text:span text:style-name="T20">) mencionadas por Marshall J. </text:span><text:span text:style-name="T23">y</text:span><text:span text:style-name="T20"> D'Adamo K. (2011) como fundamentales para explorar y estructurar el proceso creativo de sus alumnos de licenciatura. </text:span><text:span text:style-name="T21">Esta estrategia de trabajo ha atacado un problema fundamental para comprender el proceso creativo como un nuevo paradigma en la educación artística, que aunque ha existido desde siempre </text:span><text:span text:style-name="T23">y tenemos</text:span><text:span text:style-name="T21"> ejemplos emblemáticos e históricos como </text:span><text:span text:style-name="T26">las cuevas Chauvet </text:span><text:span text:style-name="T21">al sur de Francia que contiene representaciones de sus vivencias del año </text:span><text:span text:style-name="T29">30 000 a 32 000</text:span><text:span text:style-name="T22"> </text:span><text:span text:style-name="T29">A.P</text:span><text:span text:style-name="T30">,</text:span><text:span text:style-name="T21"> pasando por </text:span><text:span text:style-name="T26">“Los cuadernos de Orozco”</text:span><text:span text:style-name="T21"> </text:span><text:span text:style-name="T22">publicados en el año </text:span><text:span text:style-name="T30">2010.</text:span><text:span text:style-name="T21"> </text:span><text:span text:style-name="T23">E</text:span><text:span text:style-name="T22">stas cualidades</text:span><text:span text:style-name="T21"> </text:span><text:span text:style-name="T22">comienzan a verse reflejadas con una mejor estructura en diversos programas de </text:span><text:span text:style-name="T23">institutos</text:span><text:span text:style-name="T22"> de arte en el que la bitácora es una parte fundamental del desarrollo académico</text:span><text:span text:style-name="T20">.</text:span></text:p>
      <text:p text:style-name="P7"><text:span text:style-name="T20">Estos recursos </text:span><text:span text:style-name="T22">plasmados en la bitácora </text:span><text:span text:style-name="T20">tienen una función concreta </text:span><text:span text:style-name="T22">de </text:span><text:span text:style-name="T27">conducir</text:span><text:span text:style-name="T22"> </text:span><text:span text:style-name="T20">el proceso </text:span><text:span text:style-name="T22">para </text:span><text:span text:style-name="T27">generar</text:span><text:span text:style-name="T22"> y </text:span><text:span text:style-name="T27">estructurar</text:span><text:span text:style-name="T22"> </text:span><text:span text:style-name="T20">proyectos creativos. </text:span></text:p>
      <text:p text:style-name="P7"><text:span text:style-name="T22">O</text:span><text:span text:style-name="T20">tra función </text:span><text:span text:style-name="T23">importante </text:span><text:span text:style-name="T22">a destacar </text:span><text:span text:style-name="T20">de las bitácoras es que van aportando un filtro de información que es </text:span><text:span text:style-name="T22">sumamente </text:span><text:span text:style-name="T20">relevante para </text:span><text:span text:style-name="T23">asociar</text:span><text:span text:style-name="T22"> aspectos </text:span><text:span text:style-name="T23">que pueden estar </text:span><text:span text:style-name="T22">separados a simple vista, ya que en </text:span><text:span text:style-name="T23">la bitácora </text:span><text:span text:style-name="T22">se vierten los intereses propios del investigador y en ese contenedor se facilita ligar ideas separadas, <text:s/>encontrar patrones de interés <text:s/></text:span><text:span text:style-name="T23">e incitar ideas </text:span><text:soft-page-break/><text:span text:style-name="T23">novedosas</text:span><text:span text:style-name="T20">. </text:span></text:p>
      <text:p text:style-name="P7"><text:span text:style-name="T20">Muchas veces estas referencias vertidas en la bitácora se relacionan con la temática a desarrollar o tiene algún </text:span><text:span text:style-name="T25">nexo conceptual, visual , ideológica, social, cultural </text:span><text:span text:style-name="T20">con la investigación en curso, o simplemente sirve como la estructuración de ideas futuras que pueden servir de detonadores para </text:span><text:span text:style-name="T22">seguir indagando en </text:span><text:span text:style-name="T20">problemas similares.</text:span></text:p>
      <text:p text:style-name="P12"/>
      <text:p text:style-name="P14">La información de las bitácoras aporta una mejor comprensión y genera modos alternativos de explorar el proceso creativo, como refiere el título del texto y el contenido del mismo <text:span text:style-name="T32">“El vuelo de la mariposa”</text:span>(2005) de Agr<text:span text:style-name="T36">á</text:span> Pardiñas M. de J. <text:span text:style-name="T36">El</text:span> proceso creativo no es algo lineal ni fácil de estructurar, por <text:span text:style-name="T36">eso </text:span>el uso de la bitácora como contenedor de sucesos <text:span text:style-name="T36">relevantes <text:s/>que afecten de alguna manera </text:span>el proceso de creación <text:span text:style-name="T53">juega un papel importante en el desarrollo de este tipo de proyectos</text:span>.</text:p>
      <text:p text:style-name="P25"><text:span text:style-name="T22">E</text:span><text:span text:style-name="T20">n </text:span><text:span text:style-name="T22">particular nos enfocamos en </text:span><text:span text:style-name="T20">el </text:span><text:span text:style-name="T25">método de investigación basada en artes </text:span><text:span text:style-name="T22">ya que </text:span><text:span text:style-name="T20">este método nos aporta una serie de decisiones metodológicas que encienden el movimiento interno de la investigación, </text:span><text:span text:style-name="T22">generando </text:span><text:span text:style-name="T20">cuestionamientos </text:span><text:span text:style-name="T22">relevantes</text:span><text:span text:style-name="T20">, que incitan el pensamiento creativo </text:span><text:span text:style-name="T24">y que aporta características imprescindibles que enriquecen el contenido de una investigación interdisciplinaria, abierta a nuevas formas de pensar y representar el pensamiento</text:span><text:span text:style-name="T20">. </text:span><text:span text:style-name="T24">Como menciona Finley en su artículo Introduction to Critical Art-Based Research (2014) “.</text:span><text:span text:style-name="T31">..</text:span><text:span text:style-name="T56">research that is deliberately transformative and inspire </text:span><text:span text:style-name="T57">u</text:span><text:span text:style-name="T56">s to reflection, rewards our atttention with introspection, and moves us to ethical, political action necessary to initiate positive change in our social interactions</text:span>.” <text:span text:style-name="T54">las investigaciones basadas en arte aportan características que muchas veces no son valoradas dentro de los </text:span><text:span text:style-name="T55">círculos</text:span><text:span text:style-name="T54"> </text:span><text:span text:style-name="T55">académicos</text:span><text:span text:style-name="T54">, encapsulados muchas veces en el racionalismo </text:span><text:span text:style-name="T55">metodológico</text:span><text:span text:style-name="T54">.</text:span></text:p>
      <text:p text:style-name="P26"/>
      <text:p text:style-name="P22"><text:span text:style-name="T9">Tratando de abordar y acotar un poco el proceso l</text:span><text:span text:style-name="T2">legamos al acuerdo </text:span><text:span text:style-name="T9">para </text:span><text:span text:style-name="T2">establecer una serie de </text:span><text:span text:style-name="T14">reglas y características definidas </text:span><text:span text:style-name="T10">entre todos </text:span><text:span text:style-name="T2">para generar ideas </text:span><text:span text:style-name="T9">colectivas </text:span><text:span text:style-name="T2">de manera ordenada y jerarquizada. </text:span><text:span text:style-name="T10">Estas decisiones surgieron gracias a <text:s/>una entrevista que le hicimos a la artista neo-conceptual </text:span><text:span text:style-name="T15">Maris Bustamante </text:span><text:span text:style-name="T10"><text:s/>en la propusimos como objetivo el comprender como fluían las prácticas creativas en colectivos mexicanos emblemáticos como </text:span><text:span text:style-name="T15">“el No Grupo”</text:span><text:span text:style-name="T10">, o el colectivo </text:span><text:span text:style-name="T15">“Polvo de gallina negra”</text:span><text:span text:style-name="T4"> </text:span><text:span text:style-name="T6">colectivos a los que pertenecía la artista</text:span><text:span text:style-name="T15">.</text:span><text:span text:style-name="T10"> Cabe mencionar que estos colectivos tenían una relación muy estrecha con </text:span><text:span text:style-name="T15">discursos socio-políticos</text:span><text:span text:style-name="T10">, en los cuales por medio de sus propuestas artísticas reflejaban una posición ideológica como colectivo y </text:span><text:span text:style-name="T12">se veía reflejada </text:span><text:span text:style-name="T10">de manera individual. </text:span></text:p>
      <text:p text:style-name="P22"><text:span text:style-name="T10">Tomamos como referencia las estrategias utilizadas por el </text:span><text:span text:style-name="T15">“No-Grupo”</text:span><text:span text:style-name="T10"> ya que </text:span><text:span text:style-name="T12">este colectivo</text:span><text:span text:style-name="T10"> </text:span><text:span text:style-name="T12">como antes mencionamos abordaba problemáticas sociales desde la práctica artística y </text:span><text:soft-page-break/><text:span text:style-name="T12">además tenía más </text:span><text:span text:style-name="T10">de 2 integrantes, </text:span><text:span text:style-name="T12">esto es importante ya que las estrategias varían por la cantidad de integrantes y la diversidad que existe en su formación, </text:span><text:span text:style-name="T10"><text:s/>es</text:span><text:span text:style-name="T12">to</text:span><text:span text:style-name="T10"> enriquece y dificulta la manera de </text:span><text:span text:style-name="T12">abordar </text:span><text:span text:style-name="T10">y discurso específico </text:span><text:span text:style-name="T12">y por consiguiente los modos de expresar ideas concretas</text:span><text:span text:style-name="T10">. </text:span><text:span text:style-name="T9">Con base en esta experiencia decidimos que el trabajo que íbamos a realizar tendría una serie de características que rescatamos del trabajo del “No Grupo”, </text:span><text:span text:style-name="T12">como el trabajo colectivo retroalimentado por estrategias de trabajo concretas.</text:span><text:span text:style-name="T10"> </text:span></text:p>
      <text:p text:style-name="P21"><text:span text:style-name="T10"/></text:p>
      <text:p text:style-name="P21"><text:span text:style-name="T10">En este caso </text:span><text:span text:style-name="T9">particularmente </text:span><text:span text:style-name="T10">el sujeto creador </text:span><text:span text:style-name="T9">que aplicará el método</text:span><text:span text:style-name="T10"> </text:span><text:span text:style-name="T9">antes mencionado </text:span><text:span text:style-name="T10">es el </text:span><text:span text:style-name="T15">colectivo 4no2</text:span><text:span text:style-name="T4"> </text:span><text:span text:style-name="T5">un colectivo emergente integrado por los autores de esta investigación</text:span><text:span text:style-name="T10">, por ello debemos de considerar las preocupaciones e inquietudes de cada uno de los integrantes del </text:span><text:span text:style-name="T12">colectivo</text:span><text:span text:style-name="T10">. </text:span><text:span text:style-name="T9">Cabe resaltar que e</text:span><text:span text:style-name="T10">n este punto surgió un </text:span><text:span text:style-name="T11">asunto</text:span><text:span text:style-name="T10"> interesante a resolver, ya que como colectivo habíamos hecho trabajos y entregas de manera colectiva pero nunca habíamos aplicado alguna metodología ni método concreto enfocado en la creación colectiva.</text:span></text:p>
      <text:p text:style-name="P2">Es importante desarrollar y mencionar las características y reglas referidas <text:span text:style-name="T58">con </text:span>anterior<text:span text:style-name="T58">idad</text:span> ya que en ellas recae la importancia y razón por la que decidimos trabajar el proceso de investigación con el <text:span text:style-name="T46">método de Aprendizaje Basado en Proyectos</text:span>, y el proceso de creación con el <text:span text:style-name="T46">método de Investigación Basada en Artes</text:span>:</text:p>
      <text:p text:style-name="P2"/>
      <text:p text:style-name="P2">Para comenzar a generar relaciones entre las dos vertientes del proyecto <text:span text:style-name="T32">(Investigación- Producción)</text:span> propusimos que al igual que las piezas de arte electrónico que estamos analizando, el proyecto que generaremos debe de compartir algunas características entre con ellas a continuación se mencionan:</text:p>
      <text:p text:style-name="P22"><text:span text:style-name="T2"><text:tab/></text:span><text:span text:style-name="T14">-Tratamiento de temática social: </text:span><text:span text:style-name="T2">Esta característica la retomamos ya que uno de los intereses en común de colectivo era darle un sentido social a </text:span><text:span text:style-name="T12">la práctica artística</text:span><text:span text:style-name="T2">, en específico el arte electrónico ya que creemos que el arte electrónico tiene un gran alcance de difusión por sus características tecnológicas y de difusión.</text:span></text:p>
      <text:p text:style-name="P22"><text:span text:style-name="T1"><text:tab/></text:span><text:span text:style-name="T14">-Interactividad: </text:span><text:span text:style-name="T2">Este punto nos parece fundamental porque la obra debe contener un discurso con contenido social, y </text:span><text:span text:style-name="T12">al mismo tiempo <text:s/>es </text:span><text:span text:style-name="T2">una buena estrategia de involucramiento. </text:span><text:span text:style-name="T12">L</text:span><text:span text:style-name="T2">a pieza no funciona </text:span><text:span text:style-name="T12">si el </text:span><text:span text:style-name="T2">espectador </text:span><text:span text:style-name="T12">no interactúa con ella</text:span><text:span text:style-name="T2">,</text:span><text:span text:style-name="T12">esta idea surge gracias </text:span><text:span text:style-name="T2">a los </text:span><text:span text:style-name="T14">niveles de interacción</text:span><text:span text:style-name="T2"> que propone Nina Simon (2010), estamos tratando de llegar a un nivel de involucramiento y reflexión de la interactor </text:span><text:span text:style-name="T12">por medio del arte electrónico</text:span><text:span text:style-name="T2">.</text:span></text:p>
      <text:p text:style-name="P6"><text:span text:style-name="T2"><text:tab/></text:span><text:span text:style-name="T14">-Uso de tecnología electrónica:</text:span><text:span text:style-name="T2"> Esta característica es muy importante ya que la tecnología </text:span><text:span text:style-name="T12">sirve como</text:span><text:span text:style-name="T2"> punto de encuentro para las tres disciplinas de la maestría, </text:span><text:span text:style-name="T12">así</text:span><text:span text:style-name="T2"> como fue presentado en una de las materias impartidas en la misma (Tecnologías de la información </text:span><text:soft-page-break/><text:span text:style-name="T2">Experimentales). </text:span></text:p>
      <text:p text:style-name="P22"><text:span text:style-name="T2"><text:tab/></text:span><text:span text:style-name="T14">-Portabilidad: </text:span><text:span text:style-name="T2">La portabilidad es un punto relevante ya que al ser una obra con contenido social, es importante que pueda ser mostrada con facilidad en distintos <text:tab/></text:span></text:p>
      <text:p text:style-name="P22"><text:span text:style-name="T2">recintos, </text:span><text:span text:style-name="T12">y que sea relativamente sencillo replicarla</text:span><text:span text:style-name="T2">.</text:span></text:p>
      <text:p text:style-name="P6"><text:span text:style-name="T2"><text:s text:c="3"/><text:tab/></text:span><text:span text:style-name="T14">-Libre Difusión</text:span><text:span text:style-name="T3">: La</text:span><text:span text:style-name="T2"> libre difusión es una característica ideológica </text:span><text:span text:style-name="T12">y técnica</text:span><text:span text:style-name="T2"> que </text:span><text:span text:style-name="T12">tenemos prevista </text:span><text:span text:style-name="T2">desde la selección de metodologías </text:span><text:span text:style-name="T12">alternativas y horizontales. E</text:span><text:span text:style-name="T2">s por ello que todos los recursos que estamos generando (textos, gráficos, imágenes,video, código, etc) estarán a disposición del público por medio de la licencia de </text:span><text:span text:style-name="T14">Creative Commons 3.0</text:span><text:span text:style-name="T2"> (BY-NC). </text:span><text:span text:style-name="T12">Esto también es importante ya que al momento de proponer los prototipos hemos utilizado herramientas tecnológicas que aplican la misma idea del </text:span><text:span text:style-name="T16">conocimiento abierto</text:span><text:span text:style-name="T12">, en función de la sociedad.</text:span></text:p>
      <text:p text:style-name="P2"/>
      <text:p text:style-name="P6"><text:span text:style-name="T2">Estas características las </text:span><text:span text:style-name="T10">retomamos</text:span><text:span text:style-name="T2"> </text:span><text:span text:style-name="T12">ya</text:span><text:span text:style-name="T2"> creemos que es más interesante indagar sobre la</text:span><text:span text:style-name="T12">s</text:span><text:span text:style-name="T2"> </text:span><text:span text:style-name="T10">repercusiones de </text:span><text:span text:style-name="T2">la práctica artística, que enfocarnos el las definiciones y categorización del mismo. </text:span><text:span text:style-name="T10">Estamos </text:span><text:span text:style-name="T2">trata</text:span><text:span text:style-name="T10">ndo</text:span><text:span text:style-name="T2"> de generar un </text:span><text:span text:style-name="T10">mayor </text:span><text:span text:style-name="T2">interés y </text:span><text:span text:style-name="T10">un </text:span><text:span text:style-name="T2">valor similar entre la práctica </text:span><text:span text:style-name="T12">artística</text:span><text:span text:style-name="T2">, el discurso <text:s/>y las propuestas técnicas </text:span><text:span text:style-name="T12">que estos engloban, en las que no se pueden desligar </text:span><text:span text:style-name="T2">las repercusiones estéticas y </text:span><text:span text:style-name="T12">simbólicas</text:span><text:span text:style-name="T2">.</text:span></text:p>
      <text:p text:style-name="P6"><text:span text:style-name="T2"/></text:p>
      <text:p text:style-name="P4">Como otra <text:span text:style-name="T58">característica importante en nuestro proceso</text:span>, debíamos tener en cuenta que las ideas presentadas no eran definitivas, más bien se ponían a discusión dentro del colectivo y con los asesores <text:span text:style-name="T37">y lectores </text:span>del proyecto <text:span text:style-name="T37">por medio de reuniones continuas</text:span>. Esto para enriquecer desde una perspectiva crítica y objetiva <text:span text:style-name="T37">el trabajo que estábamos generando.</text:span> <text:span text:style-name="T37">E</text:span>n <text:span text:style-name="T37">estas reuniones</text:span> siempre se tenía como objetivo principal enfocar y esclarecer los discursos personales de cada una de las propuestas <text:span text:style-name="T59">y de la investigación</text:span>. Las opiniones de los miembros del colectivo son de gran importancia para abarcar detalles que muchas veces son imperceptibles por una sola disciplina <text:span text:style-name="T37">o individuo</text:span>, pero que por medio de abordajes interdisciplinarios <text:span text:style-name="T37">y colectivos </text:span>se pueden generan contenidos con un mayor grado de apertura; característica fundamental en el arte contemporáneo.</text:p>
      <text:p text:style-name="P2"/>
      <text:p text:style-name="P4">Esta estrategia es <text:span text:style-name="T37">adoptada como </text:span>el <text:span text:style-name="T46">detonador inicial</text:span> (que sólo cubre un perímetro concreto, <text:span text:style-name="T37">y </text:span>se ha acotado por medio de las reglas mencionadas con anterioridad) de la creación en colectivo, ya que partimos de experiencias e inquietudes individuales, que se ven modeladas por el ente <text:span text:style-name="T46">colectivo 4no2</text:span>, y posteriormente <text:span text:style-name="T37">a </text:span>estas sesiones de intercambio de ideas <text:span text:style-name="T37">podemos aportar características para </text:span>enriquec<text:span text:style-name="T37">er</text:span> <text:span text:style-name="T37">el proyecto y la investigación de manera paralela</text:span>.</text:p>
      <text:p text:style-name="P18"><text:soft-page-break/><text:span text:style-name="T38">Estas características , nos encaminaron a <text:s/></text:span><text:span text:style-name="T40">la selección de <text:s/>los </text:span><text:span text:style-name="T38">dos métodos que </text:span><text:span text:style-name="T40">benefician el enfoque </text:span><text:span text:style-name="T38">de esta investigación. Por ello en este caso precisamente el proceso que proponemos para llevar a cabo surge principalmente del análisis de 2 métodos especializados de </text:span><text:span text:style-name="T41">aprendizaje </text:span><text:span text:style-name="T38">y de </text:span><text:span text:style-name="T41">creación </text:span><text:span text:style-name="T39">respectivamente:</text:span></text:p>
      <text:p text:style-name="P18"><text:span text:style-name="T39"/></text:p>
      <text:p text:style-name="P6"><text:span text:style-name="T14"><text:tab/>- Método de Aprendizaje Basado en Proyectos:</text:span><text:span text:style-name="T2"> Lo aplica</text:span><text:span text:style-name="T13">mo</text:span><text:span text:style-name="T2">s en las entrevistas y el análisis de las mismas por medio de </text:span><text:span text:style-name="T13">las 8 fases que propone el mismo, y el análisis de </text:span><text:span text:style-name="T2">la información que nos comparten los colectivos </text:span><text:span text:style-name="T13">entrevistados </text:span><text:span text:style-name="T2">que trabajan con arte electrónico. Este procesos se ve enriquecido por medio de la observación y análisis del trabajo e integración colaborativa en talleres, seminarios, y simposios especializados en arte electrónico.</text:span></text:p>
      <text:p text:style-name="P23"><text:span text:style-name="T2"/></text:p>
      <text:p text:style-name="P6"><text:span text:style-name="T14"><text:tab/>- Método de investigación artístico-narrativa: </text:span><text:span text:style-name="T2">El cual surge del modelo de Cuestionamiento de Ventanas Múltiples el cual se desarrolla con una serie de detonadores y cuestiones relacionadas a la teoría de las </text:span><text:span text:style-name="T14">Inteligencias Múltiples</text:span><text:span text:style-name="T2"> de Gadamer H. (1998) y que aporta reflexiones sobre el proyecto a desarrollar.</text:span></text:p>
      <text:p text:style-name="P28"/>
      <text:p text:style-name="P2"/>
      <text:p text:style-name="P2">El propósito de <text:span text:style-name="T42">sugerir</text:span> una mezcla de estos dos métodos es porqué <text:span text:style-name="T42">es</text:span> importante reflexionar y valorar los <text:span text:style-name="T42">procesos</text:span> de creadores con <text:span text:style-name="T42">trayectoria y </text:span>experiencia. <text:span text:style-name="T42">Esta información se obtendrá por medio de </text:span>entrevistas <text:span text:style-name="T42">a profundidad </text:span>(<text:span text:style-name="T42">en las que rescataremos cualidades como </text:span>conocimiento empírico, teórico, estructurado). Esta información será enriquecida <text:span text:style-name="T42">y reapropiada </text:span>por las prácticas que generaremos como colectivo emergente (<text:span text:style-name="T42">del cual queremos rescatar:</text:span>el conocimiento experimental, pragmático, subjetivo). Estas dos perspectivas se ven fortalecidas y estructuradas por medio de los métodos propuestos <text:span text:style-name="T42">y a continuación se describen brevemente.</text:span></text:p>
      <text:p text:style-name="P8"/>
      <text:p text:style-name="P1">Aprendizaje Basado en Proyectos.</text:p>
      <text:p text:style-name="P1"/>
      <text:p text:style-name="P2">“El aprendizaje basado en proyectos es un enfoque en el que los estudiantes adquieren conocimientos y habilidades al trabajar durante un período prolongado de tiempo para investigar y responder a cuestiones complejas, problemas o desafíos” (BIE, 2015).</text:p>
      <text:p text:style-name="P2"/>
      <text:p text:style-name="P2">El aprendizaje basado en proyectos nos sirve como parteaguas para romper el paradigma racionalista, donde los proyectos persiguen la respuesta de un problema concreto y buscan <text:soft-page-break/>comprobar la hipótesis presentada por medio de referencias irrefutables. En este caso a diferencia <text:span text:style-name="T42">de estos </text:span>perseguimos el aprendizaje por medio de la realización de proyectos <text:span text:style-name="T42">de interés (en este caso colectivo)</text:span>, ya que este particularmente nos interesa <text:span text:style-name="T42">para </text:span>generar un proyecto de arte electrónico que <text:span text:style-name="T42">incluya un discurso </text:span>social, y que aporte información <text:span text:style-name="T42">y métodos </text:span>relevante <text:span text:style-name="T42">a la práctica </text:span>interdisciplinaria, para comprender <text:span text:style-name="T42">algunos aspectos sobre como </text:span>sucede el proceso creativo <text:span text:style-name="T42">en </text:span>colectivo.</text:p>
      <text:p text:style-name="P2"/>
      <text:p text:style-name="P16">Este Método abarca 8 pasos concretos:</text:p>
      <text:p text:style-name="P16"/>
      <text:p text:style-name="P16">-Conocimiento clave entendimiento y habilidades exitosas.</text:p>
      <text:p text:style-name="P16">-Indagación sostenida.</text:p>
      <text:p text:style-name="P16">-Autenticidad.</text:p>
      <text:p text:style-name="P28">-Elección y voz del estudiante.</text:p>
      <text:p text:style-name="P28">-Reflexión.</text:p>
      <text:p text:style-name="P28">-Crítica y revisión.</text:p>
      <text:p text:style-name="P28">-Producto Público.</text:p>
      <text:p text:style-name="P28">-Problemas complejos o pregunta.</text:p>
      <text:p text:style-name="P28"/>
      <text:p text:style-name="P28">(Cuadro de ABP)</text:p>
      <text:p text:style-name="P1"/>
      <text:p text:style-name="P1">Investigación Basada en Arte.</text:p>
      <text:p text:style-name="P8"/>
      <text:p text:style-name="P29"><text:span text:style-name="T60">La investigación Basada en Artes definida por Barone y Eisner <text:s/>en Gioia (2014) “...</text:span>define arts-based research as " a process that uses the expressive qualites of [artistic] from to convey meaning".</text:p>
      <text:p text:style-name="P15"><text:span text:style-name="T59">R</text:span>etomado <text:span text:style-name="T59">esta definición y el método en sí</text:span>, para revalorizar la creación como un método alternativo de construcción de conocimiento <text:span text:style-name="T59">(desde una perspectiva cualitativa y subjetiva)</text:span>, el cuál estructura la realidad y sus representaciones con base en experiencias subjetivas que han sucedido a lo largo <text:span text:style-name="T59">de la vida y experiencias del artista-investigador</text:span> bajo un imaginario y maneras concretas de comprender la realidad simbólica, semántica, sonora, etc.</text:p>
      <text:p text:style-name="P8"/>
      <text:p text:style-name="P6"><text:span text:style-name="T13">D</text:span><text:span text:style-name="T2">os características principales de la </text:span><text:span text:style-name="T17">IBA</text:span><text:span text:style-name="T2"> </text:span><text:span text:style-name="T13">definidas </text:span><text:span text:style-name="T2">en el artículo de Hernández Hernández F. (2008) “...desde una instancia epistemológica-metodológica, desde la que se </text:span><text:span text:style-name="T14">cuestionan las formas hegemónicas de investigación </text:span><text:span text:style-name="T2">centradas en la aplicación de procedimientos que </text:span><text:soft-page-break/><text:span text:style-name="T2">‘hacen hablar’ a la realidad; y por otra, mediante la </text:span><text:span text:style-name="T14">utilización de procedimientos artísticos </text:span><text:span text:style-name="T2">(literarios, visuales, performativos, musicales) para dar cuenta de los fenómenos y experiencias a las que se dirige el estudio en cuestión”. </text:span><text:span text:style-name="T13">Rescatamos estas características para desarrollar un trabajo interdisciplinario con un enfoque colaborativo el cuál aporta un dialogo comunal y retribuye posibilidades estéticas y éticas a las investigaciones <text:s/>Finely (2014). Asimismo l</text:span><text:span text:style-name="T2">a </text:span><text:span text:style-name="T19">IBA</text:span><text:span text:style-name="T2">, nos ofrece muchos beneficios que aportan gran valor a la investigación; algunos de ellos son que </text:span><text:span text:style-name="T14">muestran maneras distintas de mirar y abordar problemáticas complejas</text:span><text:span text:style-name="T2">, referentes a nuestro mundo contemporáneo, .</text:span></text:p>
      <text:p text:style-name="P2">Asimismo estas propuestas contribuyen a la generación del esquemas no verbales, asociando ideas y transformándolas en interpretaciones subjetivas, basadas ciertamente en su realidad particular, la cual es una especie de pintura donde el representa los valores jerárquicos, emotivos, referente a su cultura, la sociedad, la temporalidad, etc.</text:p>
      <text:p text:style-name="P8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s" fo:country="MX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20:27:13.520724145</dc:date>
    <meta:editing-duration>PT23M57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8" meta:paragraph-count="54" meta:word-count="2707" meta:character-count="18313" meta:non-whitespace-character-count="15617"/>
  </office:meta>
</office:document-meta>
</file>